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84" officeooo:paragraph-rsid="00144e84"/>
    </style:style>
    <style:style style:name="P2" style:family="paragraph" style:parent-style-name="Standard">
      <style:text-properties fo:font-weight="bold" officeooo:rsid="00144e84" officeooo:paragraph-rsid="00144e8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 X #####################################</text:p>
      <text:p text:style-name="P1">Call:</text:p>
      <text:p text:style-name="P1">lm(formula = mediaPorZ.x ~ as.numeric(zooms.to.count))</text:p>
      <text:p text:style-name="P1"/>
      <text:p text:style-name="P1">Residuals:</text:p>
      <text:p text:style-name="P1"><text:s text:c="4"/>Min <text:s text:c="5"/>1Q <text:s/>Median <text:s text:c="5"/>3Q <text:s text:c="4"/>Max </text:p>
      <text:p text:style-name="P1">-38.174 -19.448 <text:s/>-7.551 <text:s/>10.484 <text:s/>61.126 </text:p>
      <text:p text:style-name="P1"/>
      <text:p text:style-name="P1">Coefficients:</text:p>
      <text:p text:style-name="P1"><text:s text:c="27"/>Estimate Std. Error t value Pr(&gt;|t|) <text:s text:c="3"/></text:p>
      <text:p text:style-name="P1">(Intercept) <text:s text:c="16"/>103.237 <text:s text:c="4"/>20.430 <text:s text:c="2"/>5.053 0.000143 ***</text:p>
      <text:p text:style-name="P1">as.numeric(zooms.to.count) <text:s text:c="3"/>3.891 <text:s text:c="5"/>1.471 <text:s text:c="2"/>2.646 0.018334 * <text:s/>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29.7 on 15 degrees of freedom</text:p>
      <text:p text:style-name="P1">Multiple R-squared: <text:s/>0.3182,<text:tab/>Adjusted R-squared: <text:s/>0.2728 </text:p>
      <text:p text:style-name="P1">F-statistic: 7.002 on 1 and 15 DF, <text:s/>p-value: 0.01833</text:p>
      <text:p text:style-name="P1"/>
      <text:p text:style-name="P2">y = 3,891x + 107,28</text:p>
      <text:p text:style-name="P2">R^2 = 0,3182</text:p>
      <text:p text:style-name="P1"/>
      <text:p text:style-name="P1">################Ajuste do p######################</text:p>
      <text:p text:style-name="P1"/>
      <text:p text:style-name="P1">Call:</text:p>
      <text:p text:style-name="P1">lm(formula = estimate ~ as.numeric(zooms.to.count))</text:p>
      <text:p text:style-name="P1"/>
      <text:p text:style-name="P1">Residuals:</text:p>
      <text:p text:style-name="P1"><text:s text:c="7"/>Min <text:s text:c="8"/>1Q <text:s text:c="4"/>Median <text:s text:c="8"/>3Q <text:s text:c="7"/>Max </text:p>
      <text:p text:style-name="P1">-0.0024145 -0.0006214 <text:s/>0.0001887 <text:s/>0.0007386 <text:s/>0.0013229 </text:p>
      <text:p text:style-name="P1"/>
      <text:p text:style-name="P1">Coefficients:</text:p>
      <text:p text:style-name="P1"><text:s text:c="29"/>Estimate Std. Error t value Pr(&gt;|t|) <text:s text:c="3"/></text:p>
      <text:p text:style-name="P1">(Intercept) <text:s text:c="16"/>0.0088833 <text:s/>0.0006876 <text:s/>12.919 1.57e-09 ***</text:p>
      <text:p text:style-name="P1">as.numeric(zooms.to.count) -0.0001782 <text:s/>0.0000495 <text:s/>-3.601 <text:s/>0.00262 ** 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0.0009998 on 15 degrees of freedom</text:p>
      <text:p text:style-name="P1">Multiple R-squared: <text:s/>0.4636,<text:tab/>Adjusted R-squared: <text:s/>0.4279 </text:p>
      <text:p text:style-name="P1">F-statistic: 12.97 on 1 and 15 DF, <text:s/>p-value: 0.002621</text:p>
      <text:p text:style-name="P1"/>
      <text:p text:style-name="P2">y = -0,0001782x + 0,0088833</text:p>
      <text:p text:style-name="P2">R^2 = 0,4636</text:p>
      <text:p text:style-name="P1"/>
      <text:p text:style-name="P1">################################# Y #####################################</text:p>
      <text:p text:style-name="P1">Call:</text:p>
      <text:p text:style-name="P1">lm(formula = mediaPorZ.y ~ as.numeric(zooms.to.count))</text:p>
      <text:p text:style-name="P1"/>
      <text:p text:style-name="P1">Residuals:</text:p>
      <text:p text:style-name="P1"><text:s text:c="4"/>Min <text:s text:c="5"/>1Q <text:s/>Median <text:s text:c="5"/>3Q <text:s text:c="4"/>Max </text:p>
      <text:p text:style-name="P1">-37.294 -14.415 <text:s/>-1.587 <text:s/>10.567 <text:s/>55.946 </text:p>
      <text:p text:style-name="P1"><text:soft-page-break/></text:p>
      <text:p text:style-name="P1">Coefficients:</text:p>
      <text:p text:style-name="P1"><text:s text:c="27"/>Estimate Std. Error t value Pr(&gt;|t|) <text:s text:c="3"/></text:p>
      <text:p text:style-name="P1">(Intercept) <text:s text:c="17"/>82.732 <text:s text:c="4"/>17.441 <text:s text:c="2"/>4.744 0.000261 ***</text:p>
      <text:p text:style-name="P1">as.numeric(zooms.to.count) <text:s text:c="3"/>6.310 <text:s text:c="5"/>1.255 <text:s text:c="2"/>5.026 0.000151 ***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25.36 on 15 degrees of freedom</text:p>
      <text:p text:style-name="P1">Multiple R-squared: <text:s/>0.6275,<text:tab/>Adjusted R-squared: <text:s/>0.6026 </text:p>
      <text:p text:style-name="P1">F-statistic: 25.26 on 1 and 15 DF, <text:s/>p-value: 0.0001505</text:p>
      <text:p text:style-name="P1"/>
      <text:p text:style-name="P2">y = 6,310x + 82,732</text:p>
      <text:p text:style-name="P2">R^2 = 0,6275</text:p>
      <text:p text:style-name="P1"/>
      <text:p text:style-name="P1">################Ajuste do p######################</text:p>
      <text:p text:style-name="P1"/>
      <text:p text:style-name="P1">Call:</text:p>
      <text:p text:style-name="P1">lm(formula = estimate ~ as.numeric(zooms.to.count))</text:p>
      <text:p text:style-name="P1"/>
      <text:p text:style-name="P1">Coefficients:</text:p>
      <text:p text:style-name="P1"><text:s text:c="15"/>(Intercept) <text:s/>as.numeric(zooms.to.count) <text:s/></text:p>
      <text:p text:style-name="P1"><text:s text:c="17"/>0.0093273 <text:s text:c="17"/>-0.0002397 <text:s/></text:p>
      <text:p text:style-name="P1"/>
      <text:p text:style-name="P1"/>
      <text:p text:style-name="P1">Call:</text:p>
      <text:p text:style-name="P1">lm(formula = estimate ~ as.numeric(zooms.to.count))</text:p>
      <text:p text:style-name="P1"/>
      <text:p text:style-name="P1">Residuals:</text:p>
      <text:p text:style-name="P1"><text:s text:c="7"/>Min <text:s text:c="8"/>1Q <text:s text:c="4"/>Median <text:s text:c="8"/>3Q <text:s text:c="7"/>Max </text:p>
      <text:p text:style-name="P1">-1.690e-03 -6.103e-04 -5.255e-05 <text:s/>9.372e-04 <text:s/>1.572e-03 </text:p>
      <text:p text:style-name="P1"/>
      <text:p text:style-name="P1">Coefficients:</text:p>
      <text:p text:style-name="P1"><text:s text:c="29"/>Estimate Std. Error t value Pr(&gt;|t|) <text:s text:c="3"/></text:p>
      <text:p text:style-name="P1">(Intercept) <text:s text:c="16"/>9.327e-03 <text:s/>6.531e-04 <text:s/>14.281 3.87e-10 ***</text:p>
      <text:p text:style-name="P1">as.numeric(zooms.to.count) -2.397e-04 <text:s/>4.701e-05 <text:s/>-5.098 0.000131 ***</text:p>
      <text:p text:style-name="P1">---</text:p>
      <text:p text:style-name="P1">Signif. codes: <text:s/>0 ‘***’ 0.001 ‘**’ 0.01 ‘*’ 0.05 ‘.’ 0.1 ‘ ’ 1</text:p>
      <text:p text:style-name="P1"/>
      <text:p text:style-name="P1">Residual standard error: 0.0009496 on 15 degrees of freedom</text:p>
      <text:p text:style-name="P1">Multiple R-squared: <text:s/>0.634,<text:tab/>Adjusted R-squared: <text:s/>0.6096 </text:p>
      <text:p text:style-name="P1">F-statistic: 25.99 on 1 and 15 DF, <text:s/>p-value: 0.0001311</text:p>
      <text:p text:style-name="P1"/>
      <text:p text:style-name="P2">y = -0,0002397 + 0,0093273</text:p>
      <text:p text:style-name="P2">R^2 = 0,6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0:16:54.895252057</meta:creation-date>
    <dc:date>2018-02-22T00:17:51.246336706</dc:date>
    <meta:editing-duration>PT56S</meta:editing-duration>
    <meta:editing-cycles>1</meta:editing-cycles>
    <meta:document-statistic meta:table-count="0" meta:image-count="0" meta:object-count="0" meta:page-count="2" meta:paragraph-count="73" meta:word-count="355" meta:character-count="3008" meta:non-whitespace-character-count="2290"/>
    <meta:generator>LibreOffice/5.1.6.2$Linux_X86_64 LibreOffice_project/10m0$Build-2</meta:generator>
  </office:meta>
</office:document-meta>
</file>